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 style:writing-mode="page"/>
    </style:style>
    <style:style style:name="Tabela1.A" style:family="table-column">
      <style:table-column-properties style:column-width="1.5715in" style:rel-column-width="15387*"/>
    </style:style>
    <style:style style:name="Tabela1.B" style:family="table-column">
      <style:table-column-properties style:column-width="1.6924in" style:rel-column-width="16570*"/>
    </style:style>
    <style:style style:name="Tabela1.C" style:family="table-column">
      <style:table-column-properties style:column-width="3.4292in" style:rel-column-width="3357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1in" table:align="left" style:writing-mode="page"/>
    </style:style>
    <style:style style:name="Table1.A" style:family="table-column">
      <style:table-column-properties style:column-width="0.825in"/>
    </style:style>
    <style:style style:name="Table1.B" style:family="table-column">
      <style:table-column-properties style:column-width="0.6333in"/>
    </style:style>
    <style:style style:name="Table1.C" style:family="table-column">
      <style:table-column-properties style:column-width="5.23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69e6" officeooo:paragraph-rsid="000a69e6"/>
    </style:style>
    <style:style style:name="P2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12b227" style:font-size-asian="10pt" style:font-style-asian="italic" style:font-size-complex="10pt" style:font-style-complex="italic"/>
    </style:style>
    <style:style style:name="P3" style:family="paragraph" style:parent-style-name="Text_20_body">
      <style:text-properties fo:font-size="10pt" fo:font-style="italic" officeooo:rsid="000a69e6" officeooo:paragraph-rsid="000a69e6" style:font-size-asian="10pt" style:font-style-asian="italic" style:font-size-complex="10pt" style:font-style-complex="italic"/>
    </style:style>
    <style:style style:name="P4" style:family="paragraph" style:parent-style-name="Text_20_body">
      <style:text-properties officeooo:rsid="002f0f34" officeooo:paragraph-rsid="002f0f34"/>
    </style:style>
    <style:style style:name="P5" style:family="paragraph" style:parent-style-name="Text_20_body">
      <style:text-properties officeooo:rsid="0031a6c1" officeooo:paragraph-rsid="0031a6c1"/>
    </style:style>
    <style:style style:name="P6" style:family="paragraph" style:parent-style-name="Text_20_body">
      <style:text-properties officeooo:rsid="000d3af2" officeooo:paragraph-rsid="0033c792"/>
    </style:style>
    <style:style style:name="P7" style:family="paragraph" style:parent-style-name="Text_20_body">
      <style:paragraph-properties fo:text-align="start" style:justify-single-word="false"/>
      <style:text-properties officeooo:rsid="00422bc1" officeooo:paragraph-rsid="00422bc1"/>
    </style:style>
    <style:style style:name="P8" style:family="paragraph" style:parent-style-name="Text_20_body">
      <style:text-properties officeooo:rsid="0048655f" officeooo:paragraph-rsid="0048655f"/>
    </style:style>
    <style:style style:name="P9" style:family="paragraph" style:parent-style-name="Text_20_body">
      <style:text-properties fo:color="#cc0000" fo:font-weight="normal" officeooo:rsid="00390693" officeooo:paragraph-rsid="004ccd0b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officeooo:rsid="00588423" officeooo:paragraph-rsid="00588423"/>
    </style:style>
    <style:style style:name="P11" style:family="paragraph" style:parent-style-name="Text_20_body">
      <style:text-properties fo:color="#3333ff" officeooo:rsid="005edef9" officeooo:paragraph-rsid="005edef9"/>
    </style:style>
    <style:style style:name="P12" style:family="paragraph" style:parent-style-name="Text_20_body">
      <style:paragraph-properties fo:text-align="start" style:justify-single-word="false"/>
      <style:text-properties officeooo:rsid="0064fd0c" officeooo:paragraph-rsid="0064fd0c"/>
    </style:style>
    <style:style style:name="P13" style:family="paragraph" style:parent-style-name="Text_20_body">
      <style:paragraph-properties fo:text-align="start" style:justify-single-word="false"/>
      <style:text-properties officeooo:rsid="005b1173" officeooo:paragraph-rsid="00696e28"/>
    </style:style>
    <style:style style:name="P14" style:family="paragraph" style:parent-style-name="Text_20_body">
      <style:text-properties officeooo:rsid="005d6260" officeooo:paragraph-rsid="006d5abf"/>
    </style:style>
    <style:style style:name="P15" style:family="paragraph" style:parent-style-name="Text_20_body">
      <style:text-properties officeooo:paragraph-rsid="006d5abf"/>
    </style:style>
    <style:style style:name="P16" style:family="paragraph" style:parent-style-name="Table_20_Contents">
      <style:text-properties style:font-size-asian="10.5pt"/>
    </style:style>
    <style:style style:name="P17" style:family="paragraph" style:parent-style-name="Table_20_Contents">
      <style:text-properties officeooo:rsid="000c5a5f" officeooo:paragraph-rsid="000c5a5f" style:font-size-asian="10.5pt"/>
    </style:style>
    <style:style style:name="P18" style:family="paragraph" style:parent-style-name="Table_20_Contents">
      <style:text-properties officeooo:rsid="000ca60a" officeooo:paragraph-rsid="000ca60a" style:font-size-asian="10.5pt"/>
    </style:style>
    <style:style style:name="P19" style:family="paragraph" style:parent-style-name="Table_20_Contents">
      <style:text-properties officeooo:rsid="000d3af2" officeooo:paragraph-rsid="000d3af2" style:font-size-asian="10.5pt"/>
    </style:style>
    <style:style style:name="P20" style:family="paragraph" style:parent-style-name="Table_20_Contents">
      <style:text-properties officeooo:rsid="002158d0" officeooo:paragraph-rsid="002158d0" style:font-size-asian="10.5pt"/>
    </style:style>
    <style:style style:name="P21" style:family="paragraph" style:parent-style-name="Table_20_Contents">
      <style:text-properties fo:font-weight="bold" officeooo:rsid="000c5a5f" officeooo:paragraph-rsid="000c5a5f" style:font-size-asian="10.5pt" style:font-weight-asian="bold" style:font-weight-complex="bold"/>
    </style:style>
    <style:style style:name="P22" style:family="paragraph" style:parent-style-name="Table_20_Contents">
      <style:text-properties fo:font-weight="bold" officeooo:rsid="000ca60a" officeooo:paragraph-rsid="000ca60a" style:font-size-asian="10.5pt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officeooo:rsid="005cc440" officeooo:paragraph-rsid="006d5abf"/>
    </style:style>
    <style:style style:name="P24" style:family="paragraph" style:parent-style-name="Table_20_Contents">
      <style:paragraph-properties fo:text-align="justify" style:justify-single-word="false"/>
      <style:text-properties officeooo:paragraph-rsid="006d5abf"/>
    </style:style>
    <style:style style:name="P25" style:family="paragraph" style:parent-style-name="Table_20_Contents">
      <style:paragraph-properties fo:text-align="justify" style:justify-single-word="false"/>
      <style:text-properties officeooo:rsid="0070a358" officeooo:paragraph-rsid="0070a358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paragraph-rsid="00588423"/>
    </style:style>
    <style:style style:name="P32" style:family="paragraph" style:parent-style-name="Text_20_body" style:list-style-name="L1">
      <style:paragraph-properties fo:text-align="start" style:justify-single-word="false"/>
      <style:text-properties officeooo:rsid="00599722" officeooo:paragraph-rsid="00599722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rsid="005b8d40" officeooo:paragraph-rsid="005b8d40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rsid="0064fd0c" officeooo:paragraph-rsid="0064fd0c"/>
    </style:style>
    <style:style style:name="P35" style:family="paragraph" style:parent-style-name="Heading_20_1">
      <style:paragraph-properties fo:text-align="start" style:justify-single-word="false"/>
      <style:text-properties officeooo:rsid="00422bc1" officeooo:paragraph-rsid="00422bc1"/>
    </style:style>
    <style:style style:name="P36" style:family="paragraph" style:parent-style-name="Heading_20_1">
      <style:paragraph-properties fo:text-align="start" style:justify-single-word="false"/>
      <style:text-properties officeooo:rsid="0028547e" officeooo:paragraph-rsid="0028547e"/>
    </style:style>
    <style:style style:name="P37" style:family="paragraph" style:parent-style-name="Heading_20_1">
      <style:text-properties officeooo:rsid="005cc440" officeooo:paragraph-rsid="006d5abf"/>
    </style:style>
    <style:style style:name="P38" style:family="paragraph" style:parent-style-name="Heading_20_1">
      <style:text-properties officeooo:rsid="00360712" officeooo:paragraph-rsid="00360712"/>
    </style:style>
    <style:style style:name="P39" style:family="paragraph" style:parent-style-name="Heading_20_2">
      <style:text-properties officeooo:rsid="000a69e6" officeooo:paragraph-rsid="000a69e6"/>
    </style:style>
    <style:style style:name="P40" style:family="paragraph" style:parent-style-name="Heading_20_2">
      <style:text-properties officeooo:rsid="0014433a" officeooo:paragraph-rsid="001118be"/>
    </style:style>
    <style:style style:name="P41" style:family="paragraph" style:parent-style-name="Heading_20_2">
      <style:text-properties officeooo:paragraph-rsid="006d5abf"/>
    </style:style>
    <style:style style:name="P42" style:family="paragraph" style:parent-style-name="Heading_20_2">
      <style:text-properties officeooo:rsid="005d6260" officeooo:paragraph-rsid="006d5abf"/>
    </style:style>
    <style:style style:name="P43" style:family="paragraph" style:parent-style-name="Heading_20_3">
      <style:text-properties officeooo:rsid="001118be" officeooo:paragraph-rsid="001118be"/>
    </style:style>
    <style:style style:name="T1" style:family="text">
      <style:text-properties officeooo:rsid="006395cd"/>
    </style:style>
    <style:style style:name="T2" style:family="text">
      <style:text-properties officeooo:rsid="000ca60a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12b227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254ef6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324642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033c792" style:font-size-asian="10pt" style:font-style-asian="italic" style:font-size-complex="10pt" style:font-style-complex="italic"/>
    </style:style>
    <style:style style:name="T8" style:family="text">
      <style:text-properties fo:font-style="italic" officeooo:rsid="0012b227" style:font-style-asian="italic" style:font-style-complex="italic"/>
    </style:style>
    <style:style style:name="T9" style:family="text">
      <style:text-properties officeooo:rsid="002158d0"/>
    </style:style>
    <style:style style:name="T10" style:family="text">
      <style:text-properties officeooo:rsid="002db36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4302a3"/>
    </style:style>
    <style:style style:name="T13" style:family="text">
      <style:text-properties officeooo:rsid="004ccd0b"/>
    </style:style>
    <style:style style:name="T14" style:family="text">
      <style:text-properties officeooo:rsid="00588423"/>
    </style:style>
    <style:style style:name="T15" style:family="text">
      <style:text-properties officeooo:rsid="005d740e"/>
    </style:style>
    <style:style style:name="T16" style:family="text">
      <style:text-properties officeooo:rsid="005edef9"/>
    </style:style>
    <style:style style:name="T17" style:family="text">
      <style:text-properties officeooo:rsid="006189dc"/>
    </style:style>
    <style:style style:name="T18" style:family="text">
      <style:text-properties officeooo:rsid="00648dc7"/>
    </style:style>
    <style:style style:name="T19" style:family="text">
      <style:text-properties officeooo:rsid="005e93e2"/>
    </style:style>
    <style:style style:name="T20" style:family="text">
      <style:text-properties style:font-name="Liberation Sans" fo:font-size="12pt" fo:language="pl" fo:country="PL" fo:font-weight="bold" officeooo:rsid="005cc44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officeooo:rsid="0071527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1">Tytuł</text:span>: <text:span text:style-name="T10">Super gra na microblaze</text:span></text:p>
      <text:p text:style-name="Title"><text:span text:style-name="T11">Autorzy: </text:span><text:span text:style-name="T10">Jan Kowalski (JK), Jan Nowak (JN)</text:span></text:p>
      <text:p text:style-name="P5">Ostatnia modyfikacja: <text:date style:data-style-name="N36" text:date-value="2022-05-04T19:28:29.571628714">4.05.2022</text:date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6"><text:a xlink:type="simple" xlink:href="#__RefHeading___Toc2562_3733460636" text:style-name="Index_20_Link" text:visited-style-name="Index_20_Link">1. <text:s/>Repozytorium git projektu<text:tab/>2</text:a></text:p>
          <text:p text:style-name="P26"><text:a xlink:type="simple" xlink:href="#__RefHeading___Toc375_832888478" text:style-name="Index_20_Link" text:visited-style-name="Index_20_Link">2. <text:s/>Wstęp<text:tab/>2</text:a></text:p>
          <text:p text:style-name="P26"><text:a xlink:type="simple" xlink:href="#__RefHeading___Toc377_832888478" text:style-name="Index_20_Link" text:visited-style-name="Index_20_Link">3. <text:s/>Specyfikacja<text:tab/>2</text:a></text:p>
          <text:p text:style-name="P27"><text:a xlink:type="simple" xlink:href="#__RefHeading___Toc379_832888478" text:style-name="Index_20_Link" text:visited-style-name="Index_20_Link">3.1. <text:s/>Opis ogólny algorytmu<text:tab/>2</text:a></text:p>
          <text:p text:style-name="P27"><text:a xlink:type="simple" xlink:href="#__RefHeading___Toc381_832888478" text:style-name="Index_20_Link" text:visited-style-name="Index_20_Link">3.2. <text:s/>Tabela zdarzeń<text:tab/>2</text:a></text:p>
          <text:p text:style-name="P26"><text:a xlink:type="simple" xlink:href="#__RefHeading___Toc383_832888478" text:style-name="Index_20_Link" text:visited-style-name="Index_20_Link">4. <text:s/>Architektura<text:tab/>2</text:a></text:p>
          <text:p text:style-name="P27"><text:a xlink:type="simple" xlink:href="#__RefHeading___Toc385_832888478" text:style-name="Index_20_Link" text:visited-style-name="Index_20_Link">4.1. <text:s/>Moduł: top<text:tab/>2</text:a></text:p>
          <text:p text:style-name="P28"><text:a xlink:type="simple" xlink:href="#__RefHeading___Toc387_832888478" text:style-name="Index_20_Link" text:visited-style-name="Index_20_Link">4.1.1. <text:s/>Schemat modułu głównego z IP Integratora Vivado.<text:tab/>2</text:a></text:p>
          <text:p text:style-name="P26"><text:a xlink:type="simple" xlink:href="#__RefHeading___Toc1267_2642343945" text:style-name="Index_20_Link" text:visited-style-name="Index_20_Link">5. <text:s/>Implementacja<text:tab/>3</text:a></text:p>
          <text:p text:style-name="P27"><text:a xlink:type="simple" xlink:href="#__RefHeading___Toc1269_2642343945" text:style-name="Index_20_Link" text:visited-style-name="Index_20_Link">5.1. <text:s/>Lista zignorowanych ostrzeżeń Vivado.<text:tab/>3</text:a></text:p>
          <text:p text:style-name="P27"><text:a xlink:type="simple" xlink:href="#__RefHeading___Toc1271_2642343945" text:style-name="Index_20_Link" text:visited-style-name="Index_20_Link">5.2. <text:s/>Wykorzystanie zasobów<text:tab/>3</text:a></text:p>
          <text:p text:style-name="P27"><text:a xlink:type="simple" xlink:href="#__RefHeading___Toc1273_2642343945" text:style-name="Index_20_Link" text:visited-style-name="Index_20_Link">5.3. <text:s/>Marginesy czasowe<text:tab/>3</text:a></text:p>
          <text:p text:style-name="P26"><text:a xlink:type="simple" xlink:href="#__RefHeading___Toc1249_1436539759" text:style-name="Index_20_Link" text:visited-style-name="Index_20_Link">6. <text:s/>Film.<text:tab/>3</text:a></text:p>
        </text:index-body>
      </text:table-of-content>
      <text:p text:style-name="Text_20_body"/>
      <text:p text:style-name="P30"><text:bookmark-start text:name="__RefHeading___Toc2560_3733460636"/>Zanim zaczniesz projekt<text:bookmark-end text:name="__RefHeading___Toc2560_3733460636"/></text:p>
      <text:p text:style-name="P29"/>
      <text:p text:style-name="P10">Przed rozpoczęciem projektu należy <text:span text:style-name="T17">się przygotować</text:span>:</text:p>
      <text:list xml:id="list3275599586" text:style-name="L1">
        <text:list-item>
          <text:p text:style-name="P31"><text:span text:style-name="T14">przejść tutorial firmy Digilent „</text:span><text:bookmark text:name="getting_started_with_the_vivado_ip_integrator"/>Getting Started with the Vivado IP Integrator” <text:span text:style-name="T14">ze strony </text:span><text:a xlink:type="simple" xlink:href="https://reference.digilentinc.com/vivado/getting-started-with-ipi/start" text:style-name="Internet_20_link" text:visited-style-name="Visited_20_Internet_20_Link"><text:span text:style-name="T14">https://reference.digilentinc.com/vivado/getting-started-with-ipi/start</text:span></text:a></text:p>
        </text:list-item>
        <text:list-item>
          <text:p text:style-name="P32">zapoznać się z protokołem AXI Light, źródło dowolne, np.:<text:line-break/><text:a xlink:type="simple" xlink:href="https://www.youtube.com/watch?v=cDc9B2zAPz4" text:style-name="Internet_20_link" text:visited-style-name="Visited_20_Internet_20_Link">https://www.youtube.com/watch?v=cDc9B2zAPz4</text:a></text:p>
        </text:list-item>
        <text:list-item>
          <text:p text:style-name="P32">zapoznać się z budową klientów AXI (AXI light slave), np.:<text:line-break/><text:a xlink:type="simple" xlink:href="https://www.youtube.com/watch?v=Vs0h0kue7p4" text:style-name="Internet_20_link" text:visited-style-name="Visited_20_Internet_20_Link">https://www.youtube.com/watch?v=Vs0h0kue7p4</text:a></text:p>
        </text:list-item>
        <text:list-item>
          <text:p text:style-name="P32"><text:span text:style-name="T18">przejrzeć tutorial „</text:span>AXI Interface Debug Using Vivado IP Integrator” <text:span text:style-name="T18">ze strony<text:line-break/></text:span><text:a xlink:type="simple" xlink:href="https://www.xilinx.com/video/hardware/axi-interface-debug-using-vivado-ip-integrator.html" text:style-name="Internet_20_link" text:visited-style-name="Visited_20_Internet_20_Link"><text:span text:style-name="T18">https://www.xilinx.com/video/hardware/axi-interface-debug-using-vivado-ip-integrator.html</text:span></text:a></text:p>
        </text:list-item>
        <text:list-item>
          <text:p text:style-name="P33">opcjonalnie: opracuj w oparciu o procesor microblaze projekt, który będzie zawierał klienta AXI odczytującego dane z klawiatury / myszy i w zależności od nich sterował diodami świecącymi</text:p>
        </text:list-item>
        <text:list-item>
          <text:p text:style-name="P33">opcjonalnie: opracuj w oparciu o procesor microblaze projekt, który będzie wyświetlał cokolwiek na ekranie VGA, w zależności od akcji użytkownika (klawiatura / mysz),</text:p>
        </text:list-item>
        <text:list-item>
          <text:p text:style-name="P34">zwróć uwagę na istnienie dokumentu „Integrated Logic Analyzer (ILA)”: <text:line-break/><text:a xlink:type="simple" xlink:href="https://www.xilinx.com/products/intellectual-property/ila.html#documentation" text:style-name="Internet_20_link" text:visited-style-name="Visited_20_Internet_20_Link">https://www.xilinx.com/products/intellectual-property/ila.html#documentation</text:a></text:p>
        </text:list-item>
      </text:list>
      <text:p text:style-name="P12"/>
      <text:h text:style-name="P35" text:outline-level="1"><text:bookmark-start text:name="__RefHeading___Toc2562_3733460636"/><text:soft-page-break/>Repozytorium git <text:span text:style-name="T15">projektu</text:span><text:bookmark-end text:name="__RefHeading___Toc2562_3733460636"/></text:h>
      <text:p text:style-name="P7">Adres repozytorium GITa (jeżeli używane):</text:p>
      <text:p text:style-name="P7">http<text:span text:style-name="T12">s</text:span>://</text:p>
      <text:p text:style-name="P7">W przypadku repozytorium prywatnego należy zaprosić użytkownika zewnętrznego o adresie mailowym: <text:a xlink:type="simple" xlink:href="mailto:kaczmarczyk@agh.edu.pl" text:style-name="Internet_20_link" text:visited-style-name="Visited_20_Internet_20_Link"><text:span text:style-name="T21">kaczmarczyk@agh.edu.pl</text:span></text:a></text:p>
      <text:p text:style-name="P13">Uwaga: przy ocenie wykorzystania repozytorium GIT będzie brane pod uwagę jego rzeczywiste użycie w czasie projektu. Nie wystarczy załadować wyłącznie ostatniej wersji.</text:p>
      <text:h text:style-name="P36" text:outline-level="1"><text:bookmark-start text:name="__RefHeading___Toc375_832888478"/>Wstęp<text:bookmark-end text:name="__RefHeading___Toc375_832888478"/></text:h>
      <text:p text:style-name="P3">Skąd się wziął pomysł i co w ramach tego projektu robimy.</text:p>
      <text:h text:style-name="Heading_20_1" text:outline-level="1"><text:bookmark-start text:name="__RefHeading___Toc377_832888478"/>Specyfikacja<text:bookmark-end text:name="__RefHeading___Toc377_832888478"/></text:h>
      <text:h text:style-name="P39" text:outline-level="2"><text:bookmark-start text:name="__RefHeading___Toc379_832888478"/>Opis ogólny algorytmu<text:bookmark-end text:name="__RefHeading___Toc379_832888478"/></text:h>
      <text:p text:style-name="P6"><text:span text:style-name="T3">Uproszczony schemat </text:span><text:span text:style-name="T4">działania </text:span><text:span text:style-name="T5">implementowanego </text:span><text:span text:style-name="T3">algorytmu</text:span><text:span text:style-name="T4">. Co się dzieje po starcie, jak wygląda przebieg działania, <text:s/>kiedy i pod jakimi warunkami się kończy. </text:span></text:p>
      <text:p text:style-name="P6"><text:span text:style-name="T4">Ewentualn</text:span><text:span text:style-name="T7">i</text:span><text:span text:style-name="T4">e przykładowe screen-shot</text:span><text:span text:style-name="T8">y </text:span><text:span text:style-name="T6">tego, co w przybliżeniu chcielibyśmy uzyskać</text:span><text:span text:style-name="T4">.</text:span></text:p>
      <text:h text:style-name="Heading_20_2" text:outline-level="2"><text:bookmark-start text:name="__RefHeading___Toc381_832888478"/>Tabela zdarzeń<text:bookmark-end text:name="__RefHeading___Toc381_832888478"/></text:h>
      <text:p text:style-name="P2">Opis zdarzeń/<text:span text:style-name="T16">akcji</text:span> występujących podczas działania programu/urządzenia, zarówno zewnętrznych (interakcje z użytkownikiem), jak i wewnętrznych (specyficzne stany w algorytmie). <text:span text:style-name="T9">Zdarzenia podzielone są na kategorie dotyczący różnych stanów działania programu. Kategorie powinny odpowiadać stanom ze schematu z pkt. 2.1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1">Zdarzenie</text:p>
          </table:table-cell>
          <table:table-cell table:style-name="Tabela1.A1" office:value-type="string">
            <text:p text:style-name="P22">Kategoria</text:p>
          </table:table-cell>
          <table:table-cell table:style-name="Tabela1.C1" office:value-type="string">
            <text:p text:style-name="P21">Reakcja systemu</text:p>
          </table:table-cell>
        </table:table-row>
        <table:table-row>
          <table:table-cell table:style-name="Tabela1.A2" office:value-type="string">
            <text:p text:style-name="P17"><text:span text:style-name="T2">LPM</text:span> w obszarze X</text:p>
          </table:table-cell>
          <table:table-cell table:style-name="Tabela1.A2" office:value-type="string">
            <text:p text:style-name="P20">Ekran startowy</text:p>
          </table:table-cell>
          <table:table-cell table:style-name="Tabela1.C2" office:value-type="string">
            <text:p text:style-name="P18">Uruchomienie gry</text:p>
          </table:table-cell>
        </table:table-row>
        <table:table-row>
          <table:table-cell table:style-name="Tabela1.A2" office:value-type="string">
            <text:p text:style-name="P18">Piłka uderza w ścianę</text:p>
          </table:table-cell>
          <table:table-cell table:style-name="Tabela1.A2" office:value-type="string">
            <text:p text:style-name="P18">Gra</text:p>
          </table:table-cell>
          <table:table-cell table:style-name="Tabela1.C2" office:value-type="string">
            <text:p text:style-name="P18">Zmiana kierunku ruchu piłki</text:p>
          </table:table-cell>
        </table:table-row>
        <table:table-row>
          <table:table-cell table:style-name="Tabela1.A2" office:value-type="string">
            <text:p text:style-name="P19">Piłka uderza w dół ekranu</text:p>
          </table:table-cell>
          <table:table-cell table:style-name="Tabela1.A2" office:value-type="string">
            <text:p text:style-name="P19">Gra</text:p>
          </table:table-cell>
          <table:table-cell table:style-name="Tabela1.C2" office:value-type="string">
            <text:p text:style-name="P19">Koniec gry</text:p>
          </table:table-cell>
        </table:table-row>
        <table:table-row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6"/>
          </table:table-cell>
        </table:table-row>
      </table:table>
      <text:p text:style-name="Text_20_body"/>
      <text:h text:style-name="Heading_20_1" text:outline-level="1"><text:bookmark-start text:name="__RefHeading___Toc383_832888478"/>Architektura<text:bookmark-end text:name="__RefHeading___Toc383_832888478"/></text:h>
      <text:p text:style-name="P9">Uwaga: <text:span text:style-name="T13">dobrze zrobiony projekt zawiera tylko moduły strukturalne (zbudowane z innych modułów) i funkcjonalne (zawierające bloki proceduralne always @). Staramy się nie generować bloków mieszających te dwa typy, o ile to możliwe.</text:span></text:p>
      <text:h text:style-name="P40" text:outline-level="2"><text:bookmark-start text:name="__RefHeading___Toc385_832888478"/>Moduł: top<text:bookmark-end text:name="__RefHeading___Toc385_832888478"/></text:h>
      <text:p text:style-name="P4">Osoba odpowiedzialna: JK</text:p>
      <text:h text:style-name="P43" text:outline-level="3"><text:bookmark-start text:name="__RefHeading___Toc387_832888478"/>Schemat <text:span text:style-name="T16">modułu głównego z IP Integratora Vivado.</text:span><text:bookmark-end text:name="__RefHeading___Toc387_832888478"/></text:h>
      <text:p text:style-name="P11">&lt; tu umieść schemat &gt;</text:p>
      <text:h text:style-name="P37" text:outline-level="1"><text:bookmark-start text:name="__RefHeading___Toc1267_2642343945"/><text:soft-page-break/>Implementacja<text:bookmark-end text:name="__RefHeading___Toc1267_2642343945"/></text:h>
      <text:h text:style-name="P41" text:outline-level="2"><text:bookmark-start text:name="__RefHeading___Toc1269_2642343945"/>Lista <text:span text:style-name="T20">zignorowanych</text:span> ostrzeżeń Vivado.<text:bookmark-end text:name="__RefHeading___Toc1269_2642343945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Identyfikator ostrzeżenia</text:p>
          </table:table-cell>
          <table:table-cell table:style-name="Table1.A1" office:value-type="string">
            <text:p text:style-name="P25">Liczba wystąpień</text:p>
          </table:table-cell>
          <table:table-cell table:style-name="Table1.C1" office:value-type="string">
            <text:p text:style-name="P23">Uzasadnienie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4"/>
          </table:table-cell>
        </table:table-row>
      </table:table>
      <text:p text:style-name="P15"/>
      <text:h text:style-name="P42" text:outline-level="2"><text:bookmark-start text:name="__RefHeading___Toc1271_2642343945"/>Wykorzystanie zasobów<text:bookmark-end text:name="__RefHeading___Toc1271_2642343945"/></text:h>
      <text:p text:style-name="P14">Tabela z wykorzystaniem zasobów z Vivado</text:p>
      <text:h text:style-name="P42" text:outline-level="2"><text:bookmark-start text:name="__RefHeading___Toc1273_2642343945"/>Marginesy czasowe<text:bookmark-end text:name="__RefHeading___Toc1273_2642343945"/></text:h>
      <text:p text:style-name="P14"><text:bookmark-start text:name="__RefHeading___Toc996_1436539759"/>Margines<text:span text:style-name="T19">y</text:span> czasow<text:span text:style-name="T19">e</text:span> (WNS) dla setup i hold.<text:bookmark-end text:name="__RefHeading___Toc996_1436539759"/></text:p>
      <text:h text:style-name="P38" text:outline-level="1"><text:bookmark-start text:name="__RefHeading___Toc1249_1436539759"/>Film. <text:bookmark-end text:name="__RefHeading___Toc1249_1436539759"/></text:h>
      <text:p text:style-name="P8">Link do ściągnięcia filmu:</text:p>
      <text:p text:style-name="P8">https: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 style:writing-mode="page"/>
      <style:text-properties fo:language="pl" fo:country="PL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pl" fo:country="P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in" loext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181in" fo:margin-bottom="0in" loext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fo:language="pl" fo:country="PL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 style:writing-mode="page">
        <style:tab-stops>
          <style:tab-stop style:position="6.4965in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 style:writing-mode="page">
        <style:tab-stops>
          <style:tab-stop style:position="6.3in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 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69e6" officeooo:paragraph-rsid="000a69e6"/>
    </style:style>
    <style:style style:name="MT1" style:family="text">
      <style:text-properties officeooo:rsid="006395c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MTM UEC2 <text:date style:data-style-name="N36" text:date-value="2022-05-04T19:28:29.567150892">4.05.2022</text:date><text:tab/>Raport z projektu <text:span text:style-name="MT1">v1.01</text:span><text:tab/><text:page-number text:select-page="current">3</text:page-number> /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29:47.191000000</meta:creation-date>
    <dc:date>2022-05-04T19:28:29.495201852</dc:date>
    <meta:editing-duration>PT7H33M11S</meta:editing-duration>
    <meta:editing-cycles>85</meta:editing-cycles>
    <meta:generator>LibreOffice/5.3.6.1$Linux_X86_64 LibreOffice_project/30$Build-1</meta:generator>
    <meta:document-statistic meta:table-count="2" meta:image-count="0" meta:object-count="0" meta:page-count="3" meta:paragraph-count="70" meta:word-count="459" meta:character-count="3461" meta:non-whitespace-character-count="3062"/>
  </office:meta>
</office:document-meta>
</file>